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P2" style:parent-style-name="Liststycke" style:family="paragraph"/>
    <style:style style:name="P3" style:parent-style-name="Liststycke" style:family="paragraph"/>
    <style:style style:name="P4" style:parent-style-name="Liststycke" style:family="paragraph"/>
    <style:style style:name="P5" style:parent-style-name="Liststycke" style:family="paragraph"/>
    <style:style style:name="P6" style:parent-style-name="Liststycke" style:family="paragraph"/>
    <style:style style:name="P7" style:parent-style-name="Liststycke" style:family="paragraph"/>
    <style:style style:name="P8" style:parent-style-name="Liststycke" style:family="paragraph"/>
    <style:style style:name="P9" style:parent-style-name="Liststyck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Laborationsrapport för laboration2/Demo Fortinet Fortigate</text:h>
      <text:p text:style-name="Normal"/>
      <text:list text:style-name="LFO1" text:continue-numbering="true">
        <text:list-item>
          <text:p text:style-name="P2">Jag vill ha en kortfattad skriftlig rapport tillskickad<text:s/>senast<text:s/>Torsdag den 25/5<text:s/>kväll klockan 19:59.</text:p>
        </text:list-item>
        <text:list-item>
          <text:p text:style-name="P3">Denna ska innehålla:</text:p>
          <text:list text:continue-numbering="true">
            <text:list-item>
              <text:p text:style-name="P4">En bild med<text:s/>en nätskiss<text:s/>– där svaren på fråga 2 framgår</text:p>
            </text:list-item>
            <text:list-item>
              <text:p text:style-name="P5">En _egen_ teori om uppgift 3 – om policy 3, där du försöker _visa_ hur du tänker (gärna med en bild).</text:p>
            </text:list-item>
            <text:list-item>
              <text:p text:style-name="P6">Din teori om kategorien ”unrated” i fråga 4</text:p>
            </text:list-item>
            <text:list-item>
              <text:p text:style-name="P7">En bild på tunneln i uppgift 6 – och där du utifrån hur du ritar den redogör för om detta är ”tunnel mode” eller ”transport mode” och hur du kommit fram till detta.</text:p>
            </text:list-item>
          </text:list>
        </text:list-item>
        <text:list-item>
          <text:p text:style-name="P8">Rapporten skall vara i doc, docx, rtf, pdf, odt eller<text:s/>html-format, för läslighetens skull (då den kommer att innehålla bilder).</text:p>
        </text:list-item>
        <text:list-item>
          <text:p text:style-name="P9">Sen inlämning på uppgiften kommer att rendera ett ”IG” på uppgiften och kan innebära en fyllnadsuppgift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löstomnämnande" style:display-name="Olöst omnämnande" style:family="text" style:parent-style-name="Standardstycketeckensnitt">
      <style:text-properties fo:color="#605E5C" fo:background-color="#E1DFDD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sper Värn</meta:initial-creator>
    <dc:creator>Jesper Värn</dc:creator>
    <meta:creation-date>2023-02-27T07:10:00Z</meta:creation-date>
    <dc:date>2023-05-22T12:22:00Z</dc:date>
    <meta:template xlink:href="Normal" xlink:type="simple"/>
    <meta:editing-cycles>3</meta:editing-cycles>
    <meta:editing-duration>PT900S</meta:editing-duration>
    <meta:document-statistic meta:page-count="1" meta:paragraph-count="1" meta:word-count="124" meta:character-count="782" meta:row-count="5" meta:non-whitespace-character-count="659"/>
  </office:meta>
</office:document-meta>
</file>